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fo:font-size="18pt" style:font-size-asian="18pt" style:font-size-complex="18pt"/>
    </style:style>
    <style:style style:name="T3" style:parent-style-name="Fuentedepárrafopredeter." style:family="text">
      <style:text-properties fo:font-weight="bold" style:font-weight-asian="bold" style:font-weight-complex="bold" fo:font-size="18pt" style:font-size-asian="18pt" style:font-size-complex="18pt"/>
    </style:style>
    <style:style style:name="P4" style:parent-style-name="Standard" style:family="paragraph">
      <style:text-properties fo:font-weight="bold" style:font-weight-asian="bold" style:font-weight-complex="bold" fo:font-size="18pt" style:font-size-asian="18pt" style:font-size-complex="18pt"/>
    </style:style>
    <style:style style:name="T5" style:parent-style-name="Fuentedepárrafopredeter." style:family="text">
      <style:text-properties fo:font-size="18pt" style:font-size-asian="18pt" style:font-size-complex="18pt"/>
    </style:style>
    <style:style style:name="P6" style:parent-style-name="Standard" style:family="paragraph">
      <style:text-properties fo:font-size="18pt" style:font-size-asian="18pt" style:font-size-complex="18pt"/>
    </style:style>
    <style:style style:name="P7" style:parent-style-name="Standard" style:family="paragraph">
      <style:text-properties fo:font-size="14pt" style:font-size-asian="14pt" style:font-size-complex="14pt"/>
    </style:style>
    <style:style style:name="T8" style:parent-style-name="Fuentedepárrafopredeter." style:family="text">
      <style:text-properties fo:font-style="italic" style:font-style-asian="italic" style:font-style-complex="italic"/>
    </style:style>
    <style:style style:name="P9" style:parent-style-name="Standard" style:family="paragraph">
      <style:text-properties fo:font-weight="bold" style:font-weight-asian="bold" style:font-weight-complex="bold" fo:font-size="18pt" style:font-size-asian="18pt" style:font-size-complex="18pt"/>
    </style:style>
    <style:style style:name="T10" style:parent-style-name="Fuentedepárrafopredeter." style:family="text">
      <style:text-properties fo:font-style="italic" style:font-style-asian="italic" style:font-style-complex="italic"/>
    </style:style>
  </office:automatic-styles>
  <office:body>
    <office:text text:use-soft-page-breaks="true">
      <text:p text:style-name="P1"><text:span text:style-name="T2">CAPITULO 9 <text:s/></text:span><text:span text:style-name="T3">CLASES Y PAQUETES</text:span></text:p>
      <text:p text:style-name="P4"/>
      <text:p text:style-name="Standard">DEFINICION DE UNA CLASE</text:p>
      <text:p text:style-name="Standard"><text:span text:style-name="T5"><text:tab/></text:span>Es un tipo definido por el usuario que describe los atributos y los metodos de los queobjetos que se crearan a partir de la<text:s/>misma. Los atributos definen un estado de un determinado objeto y los metodos son las operacines que definen su comportamiento. Forman parte de los metodos los constructores que permiten iniciar un objeto y los destructores que permiten destruirlo. Los atributos y los metodos se sulen definir como miembros de la clase.</text:p>
      <text:p text:style-name="Standard"><text:tab/>La definicion de una clase consta de dos partes, el nombre de la clase precedido por la palabra reservada en class y el cuerpo de la clase encerrado entre llaves.</text:p>
      <text:p text:style-name="Standard"><text:tab/>El cuerpo de la clase en general conta de modificaciones de accesi, public, protected y privado, atributos mensajes y metodos</text:p>
      <text:p text:style-name="P6"/>
      <text:p text:style-name="Standard">ATRIBUTOS</text:p>
      <text:p text:style-name="P7"/>
      <text:p text:style-name="Standard"><text:tab/>Los atributos construyen una estructura interna de los objetos de una clase. En cada clase, cada atributo tiene que tener un nombre unico.</text:p>
      <text:p text:style-name="Standard"><text:tab/>Tambien podemos declara como atributos de una clase, referencias a otros objetos de clases existentes.</text:p>
      <text:p text:style-name="Standard"/>
      <text:p text:style-name="Standard">METODOS DE UNA CLASE</text:p>
      <text:p text:style-name="Standard"/>
      <text:p text:style-name="Standard"><text:tab/>Los metodos generalmente forman lo que se denomina interfaz, o medio de acceso a la estructura interna de los objetos. Ellos definen<text:s/>las operaciones que se pueden realizar con los atributos. Desde el punto de vista de la POO, el conjunto de todos estos metodos se corresponde con el conjunto de mensajes a los que los objetos de una clase pueden responder.</text:p>
      <text:p text:style-name="Standard"><text:tab/>En Java un metodo es una definicion incluida siempre dentro del cuerpo de una clase. Los metodos no se puden anidar.</text:p>
      <text:p text:style-name="Standard"/>
      <text:p text:style-name="Standard">CONTROL DE ACCESO A LOS MIEMBROS DE UNA CLASE</text:p>
      <text:p text:style-name="Standard"/>
      <text:p text:style-name="Standard"><text:tab/>El concepto de clase incluye la idea de ocultacion de datos, que basicamente consiste en que no se puede acceder a los atributos derectamente, sino que hay que hacerlo a traves de los metodos de la clase. Esto quiere decir que, de forma general el usuario de la clase sólo tendra acceso a uno o mas metodos que le permitiran acceder a los miembros privados, ignorando la disposicion de estos(Metodos de acceso). Objetivos que se consiguen:</text:p>
      <text:p text:style-name="Standard">1º » Que el usuario no tenga acceos directo a la estructura de datos interna de la clase.</text:p>
      <text:p text:style-name="Standard">2º » Si en un momento determinado alteramos la definicion de la clase, excepto el prototipo de los<text:s/>metodos, todo el codigo escrito por el usuario basado en estos metodos no tendra que ser retocado.</text:p>
      <text:p text:style-name="Standard"/>
      <text:p text:style-name="Standard"><text:tab/>Para controlar el acceso a los miembros de una clase, Java provee las palabras clave private, protected y public. Estos modificadores de acceso son utilizadas para indicar el tipo de acceso permitido a cada miembro de la clase.</text:p>
      <text:p text:style-name="Standard"/>
      <text:p text:style-name="Standard">ACCESO PREDETERMINADO</text:p>
      <text:p text:style-name="Standard"/>
      <text:p text:style-name="Standard"><text:tab/>Un miembro de una clase declarado sin modificarse que undiquen el control de acceso, puede ser accedido por cualquier clase perteneciente al mismo paquete. Ninguna otra clase o subclase, fuera de este paquete puede tener acceso a estos miembros.</text:p>
      <text:soft-page-break/>
      <text:p text:style-name="Standard"><text:tab/>Este tipo de control de acceso no tiene mcho dominio sobre el mismo. Si lo que se pretende es tener un control preciso de como va a ser utilizada la clase, se debe utilizar los modificadores private, protected y public.</text:p>
      <text:p text:style-name="Standard"/>
      <text:p text:style-name="Standard">ACCESO PUBLICO</text:p>
      <text:p text:style-name="Standard"/>
      <text:p text:style-name="Standard"><text:tab/>Un miembro declarado public, esta accesible para cualquier otra clase o subclase que necesite utilizarlo. La interfaz publica de una clase o simplemente interfaz, esta formada por todos<text:s/>los miembros publicos de la misma. Asimismo, los atributos static de la clase generalmente son declarados publicos.</text:p>
      <text:p text:style-name="Standard"/>
      <text:p text:style-name="Standard">ACCESO PRIVADO</text:p>
      <text:p text:style-name="Standard"/>
      <text:p text:style-name="Standard"><text:tab/>Un miembro declarado privado es accesible solamente por los metodos de su propia clase. Esto significa que no puede ser accedido por los metodos de cualquier otra clase, incluidas las subclases.</text:p>
      <text:p text:style-name="Standard"/>
      <text:p text:style-name="Standard">ACCESO PROTEGIDO</text:p>
      <text:p text:style-name="Standard"/>
      <text:p text:style-name="Standard"><text:tab/>Un miembro declarado protected, se comporta exactemente igual que uno privado para los metos, de cualquier otra clase, excepto para los metodos de las clases del<text:s/>mismo paquete o de sus subclases con independencia del paquete al que pertenezcan, para las que se comporta como un miembro publico.</text:p>
      <text:p text:style-name="Standard"/>
      <text:p text:style-name="Standard">IMPLEMENTACION DE UNA CLASE</text:p>
      <text:p text:style-name="Standard"/>
      <text:p text:style-name="Standard"><text:tab/>La POO sugiere seprar la implementacin de cada clase en un fichero<text:s/><text:span text:style-name="T8">.class<text:s/></text:span>fundamentalmente para posteriormente reutilizar y mantener ducha clase. Primero implementaremos los accesos de los atributos y los metodos que vayamos a utilizar. Despues definiremos cada uno de los metodos.</text:p>
      <text:p text:style-name="Standard"/>
      <text:p text:style-name="Standard">METODOS SOBRECARGADOS</text:p>
      <text:p text:style-name="Standard"/>
      <text:p text:style-name="Standard"><text:tab/>Cuando en una clase un mismo metodo se define varias veces con distinto numero de parametros, o bien con el mismo número de parámetros es de un tipo diferente, se dice que el metodo está sobrecargado.</text:p>
      <text:p text:style-name="Standard"><text:tab/>Los metodos sobrecargados pueden diferir tambien en el tipo de valor retornado. El compilador Java no admite que se declareb dos metodos que sólo difieran en el tipo de valor retornado, deben diferir tambien en la lista de parámetros, esto es que lo que importa son el número y el tipo de los parametros.</text:p>
      <text:p text:style-name="Standard"><text:tab/>La sobrecarga de métodos elimina la necesidad<text:s/>de definir métodos diferentes que en esencia hacen lo mismo, como es el caso del metodo print, o tambien hace posible que un metodo se comporte de una u otra forma según el numero de argumentos con el que sea invocado, como es el caso del método read.</text:p>
      <text:p text:style-name="P9"/>
      <text:p text:style-name="Standard">IMPLEMENTACION DE UNA APLICACION</text:p>
      <text:p text:style-name="Standard"><text:tab/>Las aplicaciones son programas Java que se ejecutan por si mismos a diferencia de los applets que requieren de un explorador. Una aplicación consiste en una o mas clases, de las cuales una de ellas tiene que ser una clase<text:s/>aplicación, clase que incluya el metodo main. Cuando compile el fichero que contiene su aplicación, el compilador Java generará un fichero<text:s/><text:span text:style-name="T10">.class</text:span><text:s/>pro cada una de las clases que la componen. Cada fichero generado tendrá el mmismo nombre que la clase que contiene.</text:p>
      <text:soft-page-break/>
      <text:p text:style-name="Standard">CONTROL DE ACCESO A UNA CLASE</text:p>
      <text:p text:style-name="Standard"/>
      <text:p text:style-name="Standard"><text:tab/>Determina la relacion que tiene esa clase con otras clases de otros paquetes. Distinguimos dos niveles de acceso, de paquete y publico. El nivel paquete solo puede ser utilizada por las clases de su paquete. En cambio<text:s/>una clase publica puede ser utilizada por cualquier otra clase de otro paquete.</text:p>
      <text:p text:style-name="Standard"><text:tab/>Por omision una clase tiene el nivel de acceso de paquete.</text:p>
      <text:p text:style-name="Standard"/>
      <text:p text:style-name="Standard">REFERENCIA this</text:p>
      <text:p text:style-name="Standard"/>
      <text:p text:style-name="Standard"><text:tab/>Para que un metodo conozca la identidad del objeto particular para el que ha sido convocado, Java proporcina una referencia al objeto denominada this.</text:p>
      <text:p text:style-name="Standard"><text:tab/>Normalmente en un metodo no es necesario utilizar esta regerencia para acceder a los miembros del objeto implicito, pero es util cuando haya que devolver una referencia al mismo.</text:p>
      <text:p text:style-name="Standard"/>
      <text:p text:style-name="Standard">VARIABLES METODOS Y<text:s/>CLASES FINALES</text:p>
      <text:p text:style-name="Standard"/>
      <text:p text:style-name="Standard"><text:tab/>Una variable con referencia static sirve para hacer que la constante sea de la clase y no del objeto y una referencia final a un objeto supone que esa referencia solo pueda utilizarse para referenciar ese objeto.</text:p>
      <text:p text:style-name="Standard"><text:tab/>Declarar un metodo final<text:s/>supone que la clase se ejecute con mas eficiencia, porque el compilador puede colocar el codigo de bytes del metodo directamente en el lugar del programadonde se invoque dicho metodo, ya que se garantiza que el metodo no va a cambiar.</text:p>
      <text:p text:style-name="Standard"><text:tab/>La declaracion final<text:s/>se suele utilizar para cuando se necesita velocidad de ejecucion de la clase. La biblioteca de Java declara final muchos de los metodos que se utilizan con mayor frecuencia con la intencion de tener mayor eficiencia durante la ejecucion.</text:p>
      <text:p text:style-name="Standard"><text:tab/>Cuando una clase<text:s/>se declara final, estamos impidiendo que de esa clase se puedan derivar subclases. Ademas todos sus metodos se convierten automaticamente en final. No hay muchas razones para hacer esto ya que sacrificamos una de las caracteristicas mas potentes de la POO, la reutilizacion del codigo.</text:p>
      <text:p text:style-name="Standard"/>
      <text:p text:style-name="Standard">INICIACION DE UN OBJETO</text:p>
      <text:p text:style-name="Standard"/>
      <text:p text:style-name="Standard"><text:tab/>Un objeto consta de una estructura interna (atributos) y de una interfaz que permite acceder a manipular tal estructura (los metodos). Se proporciona un constructor que asigna el espacio de memoria<text:s/>que le hemos asignado con el tipo (int, double, float, …). Despues llamaran al metodo de eliminacion destructor para liberar el espacio ocupado justo al salir del ambito en el que han sido definidas.</text:p>
      <text:p text:style-name="Standard"><text:tab/>El compilador proporciona un constructor publico por omision para cada clase definida. Este constructor sera ejecutado despues que el operador new, secuencial y recursivamente, reserve memoria para cada uno de los miembros y los inicie. Igualmente el compilador proporciona para cada clase de objetos un destructor protegido por omision que sera invocado justo antes de que se destruya el objeto con el fin de liberar tareas de limpieza y liberar recursos.</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CONSTRUCTOR</text:p>
      <text:p text:style-name="Standard"/>
      <text:p text:style-name="Standard"><text:tab/>Un constructor es un metodo especial de una clase que es llamado automaticamente<text:s/>siempre que se crea un objeto de la misma. Su funcion es iniciar nuevos objetos de su clase. Pasos a realizar:</text:p>
      <text:p text:style-name="Standard">1º Asigna memoria para el objeto por medio del operador new</text:p>
      <text:p text:style-name="Standard">2º Inicia los atributos de ese objeto ya sea a sus valores iniciales o alos valores predeterminados por el sistema, los atributos numericos a cero, los alfanumericos a nulos y las referencias a objetos a null.</text:p>
      <text:p text:style-name="Standard">3º Llama al constructor de la clase que puede ser uno enre varios.</text:p>
      <text:p text:style-name="Standard"/>
      <text:p text:style-name="Standard"><text:tab/>Un constructor por omision de una clase C es un constructor sin parametros que no hace nada. Sin embargo, es necesario porque según lo que acabamos de exponer, sera invocado cada vez que se construya un objeto sin especificar ningun argumento, en cuyo caso el objeto sera iniciado con los valore especificados cuando se declararon los atributos en su clase o en su defecto con los valores predeterminado por el sistema.</text:p>
      <text:p text:style-name="Standard"><text:tab/>Un constructor tiene el mismo nombre que la clase a la que pertenece, no se hereda, no puede retornar un valor y no puede ser declarado final, static, abstract, synchorized o native.</text:p>
      <text:p text:style-name="Standard"><text:tab/>Cuando en una clase se define explicitamente un constructor el constructor implicito es reemplazado por este.</text:p>
      <text:p text:style-name="Standard"/>
      <text:p text:style-name="Standard">SOBRECARGA DEL CONSTRUCTOR</text:p>
      <text:p text:style-name="Standard"/>
      <text:p text:style-name="Standard"><text:tab/>Se pueden definir multiples constructores con el mismo nombre y diferentes parametros<text:s/>con el fin de poder iniciar un objeto de una clase de diferentes formas. Aqui se aplica la tecnica de sobrecarga de un metodo.</text:p>
      <text:p text:style-name="Standard"><text:tab/>Es posible escribir un metodo que tenga el mismo nombre que el constructor. Ahora hay que especificar el tipo de valor retornado. No obstante esta forma no es aconsejable ya que puede dar a confusion a la hora de interpretar el codigo.</text:p>
      <text:p text:style-name="Standard"/>
      <text:p text:style-name="Standard">LLAMAR A UN CONSTRUCTOR</text:p>
      <text:p text:style-name="Standard"/>
      <text:p text:style-name="Standard"><text:tab/>Un constructor no puede ser invocado directamente pero si indirectamente a traves de “this”.</text:p>
      <text:p text:style-name="Standard">La llamada a un constructor<text:s/>solo puede realizarse desde dentro de otro constructor de su misma clase y debe ser siempre la primera sentencia.</text:p>
      <text:p text:style-name="Standard"/>
      <text:p text:style-name="Standard">ASIGNACION DE OBJETOS</text:p>
      <text:p text:style-name="Standard"/>
      <text:p text:style-name="Standard"><text:tab/>Cuando se trabaja con objetos lo que realmente se manipula desde cualquier metodo son referencias a los objetos. El<text:s/>operador de asignacion no sirve para copiar un objeto con otro. Por lo tanto la solucion es crear un nuevo metodo que copiara miembro a miembro el objeto pasado como argumento. Ahora este metodo devuleve ahora una referencia al objeto resultado de la copia, con lo cual se podra utilizar esta referencia para copiar este objeto en otro.</text:p>
      <text:p text:style-name="Standard"/>
      <text:p text:style-name="Standard">CONSTRUCTOR COPIA</text:p>
      <text:p text:style-name="Standard"/>
      <text:p text:style-name="Standard"><text:tab/>Otra forma de inicar un objeto es asignandole otro de su misma clase en el momento de su creacion. Un constructor que se invoca para iniciar un nuevo<text:s/>objeto creado a partir de otro existe es denominado constructor copia. El constructor copia acepta como argumento una referencia al objeto a copiar y despues, asigna miembro a miembro ese objeto al nuevo objeto construido.</text:p>
      <text:p text:style-name="Standard"/>
      <text:p text:style-name="Standard"/>
      <text:p text:style-name="Standard"/>
      <text:soft-page-break/>
      <text:p text:style-name="Standard">DESTRUCCION DE OBJETOS</text:p>
      <text:p text:style-name="Standard"/>
      <text:p text:style-name="Standard"><text:tab/>Tambien existe un metodo que se invoca automaticamente cada vez que se destruye un objeto. Se denomina destructor y en el caso concreto de Java se corresponde con el metodo “finalize”. Cuando un objeto es destruido se llama al metodo finalize y despues el recolector de basura se encarga de eliminar el objeto, lo que conlleva a liberar los recursos que dicho objetos tenga adjudicados como la memoria que ocupa.</text:p>
      <text:p text:style-name="Standard"><text:tab/>Un objeto es destruido cuando se eliminan todas las referencias al mismo. Puede ser eliminada porque el<text:s/>flujo de ejecucion salga fuera del ambito donde ella esta declarada o porque explicitamente se le asigne valor “null”.</text:p>
      <text:p text:style-name="Standard"/>
      <text:p text:style-name="Standard">DESTRUCTOR</text:p>
      <text:p text:style-name="Standard"/>
      <text:p text:style-name="Standard"><text:tab/>Un destructor es un metodo especial de una clase que se ejecuta antes de que un objeto de esa clase sea eliminado fisicamente por la memoria. Undestructor se distingue porque tiene el nombre predeterminado finalize. Cunado en una clase no se especifica un destructor el compilador proporciona uno a traves de la clase Object.</text:p>
      <text:p text:style-name="Standard"><text:tab/>El destructor es invocado automaticamente justo antes de que el objeto sea recolectado como basura por el recolector de basura de java. Esto ocurre cuando no queden referencias al objeto.</text:p>
      <text:p text:style-name="Standard"><text:tab/>Un destructor tambien se puede llamar “objeto.finalize()”, sin embargo esot no activa un objeto para que sea enviado a<text:s/>la basura, solo cuando se eliminen todas las referencias que apuntan al mismo este se marca como destruible.</text:p>
      <text:p text:style-name="Standard"/>
      <text:p text:style-name="Standard">EJECUTAR EL RECOLECTOR DE BASURA</text:p>
      <text:p text:style-name="Standard"><text:tab/></text:p>
      <text:p text:style-name="Standard"><text:tab/>El recolector de basura se ejecuta en un subproceso paralelamente a su aplicación limpiando la basura en segundo plano y nunca se detinene por mas que una pequeña cantidad de tiempo. Se puede forzar una recoleccion de basura llamando al metodo “gc” de la clase System.</text:p>
      <text:p text:style-name="Standard"/>
      <text:p text:style-name="Standard">RFERENCIAS COMO MIEMBROS DE UNA CLASE</text:p>
      <text:p text:style-name="Standard"><text:tab/></text:p>
      <text:p text:style-name="Standard"><text:tab/>Un miembro de una clase que sea uina referencia requiere de una asignación de memoria, proceso que normalmente realizara el constructor. El espacio de memoria asignado es referenciado desde el objeto pero no pertenece al objeto lo que puede dar problemas si no se implementan adecuadamente los métodos que generan un objeto copia de otro de su misma clase.</text:p>
      <text:p text:style-name="Standard"/>
      <text:p text:style-name="Standard">COMPARAR OBJETOS</text:p>
      <text:p text:style-name="Standard"/>
      <text:p text:style-name="Standard"><text:tab/>La clase object <text:s/>es la clase raíz de la jerarquía de clases de la biblioteca Java y de cualquier otra clase que implementemos en nuestras aplicaciones, lo que se traduce en que todas ellas<text:s/>heredan los métodos de Object, como equals, toString y finalize. “equals” proporciona el mismo resultado que el operador “==”, esto es, compara las referencias a los objetos, no sus contenidos. No podemos comparr dos objetos que aun no sabemos como son.</text:p>
      <text:p text:style-name="Standard"/>
      <text:p text:style-name="Standard">MIEMBROS STATIC DE UNA CLASE</text:p>
      <text:p text:style-name="Standard"/>
      <text:p text:style-name="Standard">ATRIBUTOS STATIC</text:p>
      <text:p text:style-name="Standard"/>
      <text:p text:style-name="Standard"><text:tab/>Un atributo static no es un atributo especifico de un objeto, sino mas bien es un atributo de la clase, esto es, un atributo del que solo hay una copia que comparten todos los objetos de la clase. Por eso un<text:s/>atributo static existe y puede ser utilizado aunque no exista ningún objeto de la clase.</text:p>
      <text:soft-page-break/>
      <text:p text:style-name="Standard"><text:tab/>Un atributo static puede ser calificado como private, protected, public o no calificado. Asi mismo podemos calificarlo final para que sea una constante en lugar de una variable.</text:p>
      <text:p text:style-name="Standard"/>
      <text:p text:style-name="Standard">METODOS STATIC</text:p>
      <text:p text:style-name="Standard"/>
      <text:p text:style-name="Standard"><text:tab/>Un método declarado static carece de la referencia this por lo que no puede ser invocado para un objeto de su clase, sino que se incoca en general allí donde se necesite utilizar la operación para la que ha sido descrito. Un<text:s/>método static no puede acceder a un miembro static de su clase. Por la misma razón si puede acceder a un miembro static.</text:p>
      <text:p text:style-name="Standard"><text:tab/>Un método static puede acceder a los miembros static de su clase pero no puede acceder a los miembros no static. Por otra parte un miembro static si puede ser accedido por un método independientemente de que sea static o no.</text:p>
      <text:p text:style-name="Standard"><text:tab/></text:p>
      <text:p text:style-name="Standard">INICIADOR ESTATICO</text:p>
      <text:p text:style-name="Standard"/>
      <text:p text:style-name="Standard"><text:tab/></text:p>
      <text:p text:style-name="Standard"><text:tab/></text:p>
      <text:p text:style-name="Standard"><text:tab/><text:tab/></text:p>
      <text:p text:style-name="Standard"><text:tab/><text:s/><text:tab/></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lta alto</dc:creator>
    <meta:creation-date>2022-03-03T09:09:00Z</meta:creation-date>
    <dc:date>2022-03-09T21:46:00Z</dc:date>
    <meta:template xlink:href="Normal.dotm" xlink:type="simple"/>
    <meta:editing-cycles>21</meta:editing-cycles>
    <meta:editing-duration>PT17280S</meta:editing-duration>
    <meta:document-statistic meta:page-count="6" meta:paragraph-count="29" meta:word-count="2221" meta:character-count="14855" meta:row-count="105" meta:non-whitespace-character-count="12663"/>
  </office:meta>
</office:document-meta>
</file>